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4E0000000000000000DB8080F90BBAFF57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loext:padding="0.049cm" loext:border="0.06pt solid #565d60"/>
    </style:style>
    <style:style style:name="P2" style:family="paragraph" style:parent-style-name="Text_20_body">
      <style:paragraph-properties fo:padding="0.049cm" fo:border="0.06pt solid #565d60"/>
      <style:text-properties loext:padding="0.049cm" loext:border="0.06pt solid #565d60"/>
    </style:style>
    <style:style style:name="P3" style:family="paragraph" style:parent-style-name="Text_20_body" style:list-style-name="L1">
      <style:paragraph-properties fo:padding="0.049cm" fo:border="0.06pt solid #565d60"/>
      <style:text-properties loext:padding="0.049cm" loext:border="0.06pt solid #565d60"/>
    </style:style>
    <style:style style:name="P4" style:family="paragraph" style:parent-style-name="Text_20_body" style:list-style-name="L2">
      <style:paragraph-properties fo:padding="0.049cm" fo:border="0.06pt solid #565d60"/>
      <style:text-properties loext:padding="0.049cm" loext:border="0.06pt solid #565d60"/>
    </style:style>
    <style:style style:name="P5" style:family="paragraph" style:parent-style-name="Text_20_body" style:list-style-name="L3">
      <style:paragraph-properties fo:padding="0.049cm" fo:border="0.06pt solid #565d60"/>
      <style:text-properties loext:padding="0.049cm" loext:border="0.06pt solid #565d60"/>
    </style:style>
    <style:style style:name="P6" style:family="paragraph" style:parent-style-name="Text_20_body" style:list-style-name="L4">
      <style:paragraph-properties fo:padding="0.049cm" fo:border="0.06pt solid #565d60"/>
      <style:text-properties loext:padding="0.049cm" loext:border="0.06pt solid #565d60"/>
    </style:style>
    <style:style style:name="P7" style:family="paragraph" style:parent-style-name="Text_20_body" style:list-style-name="L5">
      <style:paragraph-properties fo:padding="0.049cm" fo:border="0.06pt solid #565d60"/>
      <style:text-properties loext:padding="0.049cm" loext:border="0.06pt solid #565d60"/>
    </style:style>
    <style:style style:name="P8" style:family="paragraph" style:parent-style-name="Text_20_body" style:list-style-name="L6">
      <style:paragraph-properties fo:padding="0.049cm" fo:border="0.06pt solid #565d60"/>
      <style:text-properties loext:padding="0.049cm" loext:border="0.06pt solid #565d60"/>
    </style:style>
    <style:style style:name="P9" style:family="paragraph" style:parent-style-name="Text_20_body" style:list-style-name="L7">
      <style:paragraph-properties fo:padding="0.049cm" fo:border="0.06pt solid #565d60"/>
      <style:text-properties loext:padding="0.049cm" loext:border="0.06pt solid #565d60"/>
    </style:style>
    <style:style style:name="P10" style:family="paragraph" style:parent-style-name="Text_20_body" style:list-style-name="L8">
      <style:paragraph-properties fo:padding="0.049cm" fo:border="0.06pt solid #565d60"/>
      <style:text-properties loext:padding="0.049cm" loext:border="0.06pt solid #565d60"/>
    </style:style>
    <style:style style:name="P11" style:family="paragraph" style:parent-style-name="Text_20_body" style:list-style-name="L9">
      <style:paragraph-properties fo:padding="0.049cm" fo:border="0.06pt solid #565d60"/>
      <style:text-properties loext:padding="0.049cm" loext:border="0.06pt solid #565d60"/>
    </style:style>
    <style:style style:name="P12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13" style:family="paragraph" style:parent-style-name="Text_20_body" style:list-style-name="L3">
      <style:paragraph-properties fo:margin-top="0cm" fo:margin-bottom="0cm" style:contextual-spacing="false" fo:padding="0.049cm" fo:border="0.06pt solid #565d60"/>
      <style:text-properties loext:padding="0.049cm" loext:border="0.06pt solid #565d60"/>
    </style:style>
    <style:style style:name="P14" style:family="paragraph" style:parent-style-name="Text_20_body" style:list-style-name="L5">
      <style:paragraph-properties fo:margin-top="0cm" fo:margin-bottom="0cm" style:contextual-spacing="false" fo:padding="0.049cm" fo:border="0.06pt solid #565d60"/>
      <style:text-properties loext:padding="0.049cm" loext:border="0.06pt solid #565d60"/>
    </style:style>
    <style:style style:name="P15" style:family="paragraph" style:parent-style-name="Text_20_body" style:list-style-name="L7">
      <style:paragraph-properties fo:margin-top="0cm" fo:margin-bottom="0cm" style:contextual-spacing="false" fo:padding="0.049cm" fo:border="0.06pt solid #565d60"/>
      <style:text-properties loext:padding="0.049cm" loext:border="0.06pt solid #565d60"/>
    </style:style>
    <style:style style:name="P16" style:family="paragraph" style:parent-style-name="Text_20_body" style:list-style-name="L9">
      <style:paragraph-properties fo:margin-top="0cm" fo:margin-bottom="0cm" style:contextual-spacing="false" fo:padding="0.049cm" fo:border="0.06pt solid #565d60"/>
      <style:text-properties loext:padding="0.049cm" loext:border="0.06pt solid #565d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quí te presento una posible estructura de una app de estoicismo:</text:p>
      <text:list xml:id="list852294637" text:style-name="L1">
        <text:list-item>
          <text:p text:style-name="P3">Introducción: una pantalla de bienvenida que presente el objetivo de la app y brinde una breve explicación del estoicismo.</text:p>
        </text:list-item>
        <text:list-item>
          <text:p text:style-name="P3">Lecciones: una sección que incluya lecciones y lecturas sobre los principios y enseñanzas del estoicismo. Estas lecciones podrían ser presentadas en formato de texto, audio o video, y podrían abordar temas como la aceptación de lo que no se puede controlar, la virtud y el autocontrol.</text:p>
        </text:list-item>
        <text:list-item>
          <text:p text:style-name="P3">Ejercicios prácticos: una sección que ofrezca ejercicios prácticos y actividades para aplicar los principios del estoicismo en la vida diaria. Algunas opciones podrían incluir meditación, diarios de gratitud o ejercicios de visualización.</text:p>
        </text:list-item>
        <text:list-item>
          <text:p text:style-name="P3">Reflexiones: una sección que invite al usuario a reflexionar sobre sus experiencias y cómo el estoicismo ha influido en su vida. Esto podría incluir una herramienta de registro de progreso o un foro donde los usuarios puedan compartir sus pensamientos y experiencias con otros.</text:p>
        </text:list-item>
        <text:list-item>
          <text:p text:style-name="P3">Recursos adicionales: una sección que incluya enlaces a libros, artículos y otros recursos para profundizar en el estoicismo y aprender más sobre esta filosofía.</text:p>
        </text:list-item>
      </text:list>
      <text:p text:style-name="P2">Espero que esta estructura te sea útil! Si tienes alguna pregunta o necesitas más detalles, no dudes en hacerme llegar tus consultas.</text:p>
      <text:p text:style-name="P12"><draw:frame draw:style-name="fr1" draw:name="Imagen1" text:anchor-type="as-char" svg:width="1.997cm" svg:height="0.998cm" draw:z-index="0"><draw:image xlink:href="Pictures/1000004E0000000000000000DB8080F90BBAFF57.svg" xlink:type="simple" xlink:show="embed" xlink:actuate="onLoad" draw:mime-type="image/svg+xml"/></draw:frame><draw:frame draw:style-name="fr1" draw:name="Imagen2" text:anchor-type="as-char" svg:width="1.997cm" svg:height="0.998cm" draw:z-index="1"><draw:image xlink:href="https://chat.openai.com/_next/image?url=https%3A%2F%2Flh3.googleusercontent.com%2Fa%2FAEdFTp7PdVM_A9aUNnshdCenRg6hbbUHvaod07Wa-qpK%3Ds96-c&amp;w=64&amp;q=75" xlink:type="simple" xlink:show="embed" xlink:actuate="onLoad"/><svg:title>Objetivo Web</svg:title></draw:frame></text:p>
      <text:p text:style-name="P1">Crea 5 elementos de cada uno de los puntos anteriores</text:p>
      <text:list xml:id="list3185940621" text:style-name="L2">
        <text:list-item>
          <text:p text:style-name="P4">Introducción:</text:p>
        </text:list-item>
      </text:list>
      <text:list xml:id="list216016363" text:style-name="L3">
        <text:list-item>
          <text:p text:style-name="P13">Pantalla de bienvenida con un mensaje motivador y una breve descripción del objetivo de la app.</text:p>
        </text:list-item>
        <text:list-item>
          <text:p text:style-name="P13">Sección "Qué es el estoicismo?" que proporcione una definición clara y concisa de esta filosofía.</text:p>
        </text:list-item>
        <text:list-item>
          <text:p text:style-name="P13">Pantalla de "Por qué el estoicismo es importante?" que presente los beneficios de aplicar los principios del estoicismo en la vida diaria.</text:p>
        </text:list-item>
        <text:list-item>
          <text:p text:style-name="P13">Botón "Comenzar" que permita al usuario acceder a las demás secciones de la app.</text:p>
        </text:list-item>
        <text:list-item>
          <text:p text:style-name="P5">Enlaces a redes sociales y otros recursos externos para seguir aprendiendo sobre el estoicismo.</text:p>
        </text:list-item>
      </text:list>
      <text:list xml:id="list104862853" text:style-name="L4">
        <text:list-item>
          <text:p text:style-name="P6"><text:soft-page-break/>Lecciones:</text:p>
        </text:list-item>
      </text:list>
      <text:list xml:id="list2999335240" text:style-name="L5">
        <text:list-item>
          <text:p text:style-name="P14">Lecciones escritas sobre los principios fundamentales del estoicismo, como la aceptación de lo que no se puede controlar, la importancia de la virtud y el autocontrol.</text:p>
        </text:list-item>
        <text:list-item>
          <text:p text:style-name="P14">Audio-libros con lecturas sobre los textos clásicos del estoicismo, como las "Meditaciones" de Marco Aurelio.</text:p>
        </text:list-item>
        <text:list-item>
          <text:p text:style-name="P14">Vídeos con charlas y conferencias sobre el estoicismo y cómo aplicar sus enseñanzas en la vida diaria.</text:p>
        </text:list-item>
        <text:list-item>
          <text:p text:style-name="P14">Quiz o juegos de preguntas y respuestas para evaluar el conocimiento del usuario sobre el estoicismo.</text:p>
        </text:list-item>
        <text:list-item>
          <text:p text:style-name="P7">Herramientas de búsqueda y filtrado para que el usuario pueda encontrar fácilmente la lección o recurso que esté buscando.</text:p>
        </text:list-item>
      </text:list>
      <text:list xml:id="list3845937678" text:style-name="L6">
        <text:list-item>
          <text:p text:style-name="P8">Ejercicios prácticos:</text:p>
        </text:list-item>
      </text:list>
      <text:list xml:id="list2245422323" text:style-name="L7">
        <text:list-item>
          <text:p text:style-name="P15">Meditación guiada con ejercicios de respiración y concentración.</text:p>
        </text:list-item>
        <text:list-item>
          <text:p text:style-name="P15">Diario de gratitud donde el usuario pueda registrar las cosas por las que está agradecido.</text:p>
        </text:list-item>
        <text:list-item>
          <text:p text:style-name="P15">Ejercicios de visualización que ayuden al usuario a enfocarse en sus metas y objetivos.</text:p>
        </text:list-item>
        <text:list-item>
          <text:p text:style-name="P15">Actividades de autoconocimiento y reflexión para ayudar al usuario a conocerse mejor y a comprender sus pensamientos y emociones.</text:p>
        </text:list-item>
        <text:list-item>
          <text:p text:style-name="P9">Desafíos diarios o semanales para motivar al usuario a aplicar los principios del estoicismo en su vida cotidiana.</text:p>
        </text:list-item>
      </text:list>
      <text:list xml:id="list3246393465" text:style-name="L8">
        <text:list-item>
          <text:p text:style-name="P10">Reflexiones:</text:p>
        </text:list-item>
      </text:list>
      <text:list xml:id="list2315945193" text:style-name="L9">
        <text:list-item>
          <text:p text:style-name="P16">Herramienta de registro de progreso que permita al usuario llevar un control de su progreso y reflexionar sobre cómo ha cambiado su perspectiva y actitud gracias al estoicismo.</text:p>
        </text:list-item>
        <text:list-item>
          <text:p text:style-name="P16">Foro donde los usuarios puedan compartir sus experiencias y reflexiones sobre cómo el estoicismo ha impactado en sus vidas.</text:p>
        </text:list-item>
        <text:list-item>
          <text:p text:style-name="P11">Sección de preguntas frecuentes donde se respondan dudas comunes sobre el estoicismo y cómo aplicarlo en la vida diaria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7T21:31:59.428000000</dc:date>
    <meta:editing-duration>PT17S</meta:editing-duration>
    <meta:editing-cycles>1</meta:editing-cycles>
    <meta:document-statistic meta:table-count="0" meta:image-count="2" meta:object-count="0" meta:page-count="2" meta:paragraph-count="31" meta:word-count="554" meta:character-count="3435" meta:non-whitespace-character-count="2938"/>
    <meta:generator>LibreOffice/7.1.3.2$Windows_X86_64 LibreOffice_project/47f78053abe362b9384784d31a6e56f8511eb1c1</meta:generator>
  </office:meta>
</office:document-meta>
</file>